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A4000000AA0BC1C74F8A03DADC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1" style:family="table-row">
      <style:table-row-properties style:min-row-height="1.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2d02a8" officeooo:paragraph-rsid="0015c967"/>
    </style:style>
    <style:style style:name="P2" style:family="paragraph" style:parent-style-name="Standard">
      <style:paragraph-properties fo:text-align="center" style:justify-single-word="false"/>
      <style:text-properties officeooo:paragraph-rsid="0015c967"/>
    </style:style>
    <style:style style:name="P3" style:family="paragraph" style:parent-style-name="Standard">
      <style:paragraph-properties fo:text-align="start" style:justify-single-word="false"/>
      <style:text-properties officeooo:paragraph-rsid="0015c967"/>
    </style:style>
    <style:style style:name="P4" style:family="paragraph" style:parent-style-name="Standard">
      <style:paragraph-properties fo:text-align="start" style:justify-single-word="false"/>
      <style:text-properties officeooo:rsid="002b2f17" officeooo:paragraph-rsid="0015c967"/>
    </style:style>
    <style:style style:name="P5" style:family="paragraph" style:parent-style-name="Standard">
      <style:paragraph-properties fo:text-align="start" style:justify-single-word="false"/>
      <style:text-properties officeooo:rsid="002a111d" officeooo:paragraph-rsid="0015c967"/>
    </style:style>
    <style:style style:name="P6" style:family="paragraph" style:parent-style-name="Table_20_Contents">
      <style:paragraph-properties fo:text-align="start" style:justify-single-word="false"/>
      <style:text-properties officeooo:paragraph-rsid="0015c967"/>
    </style:style>
    <style:style style:name="P7" style:family="paragraph" style:parent-style-name="Table_20_Contents">
      <style:paragraph-properties fo:text-align="start" style:justify-single-word="false"/>
      <style:text-properties style:font-name="Symbol" fo:font-size="15pt" officeooo:paragraph-rsid="0015c967" style:font-name-asian="Symbol" style:font-size-asian="15pt" style:font-name-complex="Symbol" style:font-size-complex="15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1" fo:font-size="15pt" officeooo:paragraph-rsid="0015c967" style:font-name-asian="Liberation Serif1" style:font-size-asian="15pt" style:font-name-complex="Liberation Serif1" style:font-size-complex="15pt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5c967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a186e" officeooo:paragraph-rsid="0015c967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a111d" officeooo:paragraph-rsid="0015c967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b2f17" officeooo:paragraph-rsid="0015c96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d02a8" officeooo:paragraph-rsid="0015c967"/>
    </style:style>
    <style:style style:name="P14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27c50b"/>
    </style:style>
    <style:style style:name="T3" style:family="text">
      <style:text-properties officeooo:rsid="00281418"/>
    </style:style>
    <style:style style:name="T4" style:family="text">
      <style:text-properties officeooo:rsid="002b2f17"/>
    </style:style>
    <style:style style:name="T5" style:family="text">
      <style:text-properties officeooo:rsid="002d02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="Arrow" draw:marker-start-width="0.1701in" draw:marker-end="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marker-start="Arrow" draw:marker-start-width="0.1701in" draw:marker-end="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draw:marker-start="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3" style:data-style-name="N0">3</text:variable-set>: Magnetic Fields</text:p>
      <text:p text:style-name="P3"/>
      <text:list xml:id="list7099550683706885875" text:style-name="L1">
        <text:list-item>
          <text:p text:style-name="P9">Identify the direction of the magnetic force on each particle. <text:s/>Draw an arrow to represent the force.</text:p>
        </text:list-item>
      </text:list>
      <text:p text:style-name="P3"><draw:circle text:anchor-type="paragraph" draw:z-index="16" draw:style-name="gr3" draw:text-style-name="P14" svg:width="0.2921in" svg:height="0.2921in" svg:x="0.4835in" svg:y="0.8528in"><text:p text:style-name="P14">+</text:p></draw:circle><draw:circle text:anchor-type="paragraph" draw:z-index="17" draw:style-name="gr3" draw:text-style-name="P14" svg:width="0.2921in" svg:height="0.2921in" svg:x="2.6835in" svg:y="0.4362in"><text:p text:style-name="P14">+</text:p></draw:circle><draw:circle text:anchor-type="paragraph" draw:z-index="18" draw:style-name="gr3" draw:text-style-name="P14" svg:width="0.2921in" svg:height="0.2921in" svg:x="3.9354in" svg:y="0.4673in"><text:p text:style-name="P14">+</text:p></draw:circle><draw:circle text:anchor-type="paragraph" draw:z-index="19" draw:style-name="gr3" draw:text-style-name="P14" svg:width="0.2921in" svg:height="0.2921in" svg:x="6.2189in" svg:y="0.728in"><text:p text:style-name="P14">+</text:p></draw:circle><draw:line text:anchor-type="paragraph" draw:z-index="22" draw:style-name="gr5" draw:text-style-name="P14" svg:x1="5.5945in" svg:y1="0.8965in" svg:x2="6.1488in" svg:y2="0.8882in"><text:p text:style-name="P14">v</text:p><text:p text:style-name="P14"/><text:p text:style-name="P14"/></draw:line>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6"><draw:line text:anchor-type="paragraph" draw:z-index="4" draw:style-name="gr1" draw:text-style-name="P14" svg:x1="0.1118in" svg:y1="0.1846in" svg:x2="1.3827in" svg:y2="0.1846in"><text:p/></draw:line><draw:line text:anchor-type="paragraph" draw:z-index="5" draw:style-name="gr1" draw:text-style-name="P14" svg:x1="0.1118in" svg:y1="0.5783in" svg:x2="1.3827in" svg:y2="0.5783in"><text:p/></draw:line><draw:line text:anchor-type="paragraph" draw:z-index="6" draw:style-name="gr1" draw:text-style-name="P14" svg:x1="0.1118in" svg:y1="0.972in" svg:x2="1.3827in" svg:y2="0.972in"><text:p/></draw:line><draw:line text:anchor-type="paragraph" draw:z-index="20" draw:style-name="gr4" draw:text-style-name="P14" svg:x1="0.6118in" svg:y1="0.622in" svg:x2="0.6118in" svg:y2="0.1846in"><text:p text:style-name="P14">v</text:p><text:p text:style-name="P14"/><text:p text:style-name="P14"/></draw:line><draw:line text:anchor-type="paragraph" draw:z-index="21" draw:style-name="gr5" draw:text-style-name="P14" svg:x1="2.0283in" svg:y1="0.372in" svg:x2="2.5827in" svg:y2="0.3638in"><text:p text:style-name="P14">v</text:p><text:p text:style-name="P14"/><text:p text:style-name="P14"/></draw:line><draw:line text:anchor-type="paragraph" draw:z-index="29" draw:style-name="gr4" draw:text-style-name="P14" svg:x1="4.0346in" svg:y1="0.5283in" svg:x2="4.0346in" svg:y2="1.0803in"><text:p text:style-name="P14">v</text:p><text:p text:style-name="P14"/><text:p text:style-name="P14"/></draw:line></text:p>
          </table:table-cell>
          <table:table-cell table:style-name="Table1.A1" office:value-type="string">
            <text:p text:style-name="P6"><draw:line text:anchor-type="paragraph" draw:z-index="7" draw:style-name="gr1" draw:text-style-name="P14" svg:x1="0.7827in" svg:y1="0.1535in" svg:x2="0.7827in" svg:y2="1.0079in"><text:p/></draw:line><draw:line text:anchor-type="paragraph" draw:z-index="8" draw:style-name="gr1" draw:text-style-name="P14" svg:x1="1.3638in" svg:y1="0.1429in" svg:x2="1.3638in" svg:y2="0.9972in"><text:p/></draw:line><draw:line text:anchor-type="paragraph" draw:z-index="9" draw:style-name="gr1" draw:text-style-name="P14" svg:x1="0.2138in" svg:y1="0.1327in" svg:x2="0.2138in" svg:y2="0.987in"><text:p/></draw:line></text:p>
          </table:table-cell>
          <table:table-cell table:style-name="Table1.A1" office:value-type="string">
            <text:p text:style-name="P6"><draw:line text:anchor-type="paragraph" draw:z-index="10" draw:style-name="gr1" draw:text-style-name="P14" svg:x1="0.1118in" svg:y1="0.1846in" svg:x2="1.3827in" svg:y2="0.1846in"><text:p/></draw:line><draw:line text:anchor-type="paragraph" draw:z-index="11" draw:style-name="gr1" draw:text-style-name="P14" svg:x1="0.1118in" svg:y1="0.5783in" svg:x2="1.3827in" svg:y2="0.5783in"><text:p/></draw:line><draw:line text:anchor-type="paragraph" draw:z-index="12" draw:style-name="gr1" draw:text-style-name="P14" svg:x1="0.1118in" svg:y1="0.972in" svg:x2="1.3827in" svg:y2="0.972in"><text:p/></draw:line></text:p>
          </table:table-cell>
          <table:table-cell table:style-name="Table1.D1" office:value-type="string">
            <text:p text:style-name="P6"><draw:line text:anchor-type="paragraph" draw:z-index="13" draw:style-name="gr2" draw:text-style-name="P14" svg:x1="0.2138in" svg:y1="0.1327in" svg:x2="0.2138in" svg:y2="0.987in"><text:p/></draw:line><draw:line text:anchor-type="paragraph" draw:z-index="14" draw:style-name="gr2" draw:text-style-name="P14" svg:x1="1.3953in" svg:y1="0.1327in" svg:x2="1.3953in" svg:y2="0.987in"><text:p/></draw:line><draw:line text:anchor-type="paragraph" draw:z-index="15" draw:style-name="gr2" draw:text-style-name="P14" svg:x1="0.8138in" svg:y1="0.1327in" svg:x2="0.8138in" svg:y2="0.987in"><text:p/></draw:line></text:p>
          </table:table-cell>
        </table:table-row>
        <table:table-row table:style-name="Table1.1">
          <table:table-cell table:style-name="Table1.A2" office:value-type="string">
            <text:p text:style-name="P7"><draw:line text:anchor-type="paragraph" draw:z-index="24" draw:style-name="gr4" draw:text-style-name="P14" svg:x1="0.4972in" svg:y1="0.6118in" svg:x2="0.4972in" svg:y2="0.1744in"><text:p text:style-name="P14">v</text:p><text:p text:style-name="P14"/><text:p text:style-name="P14"/></draw:line><draw:circle text:anchor-type="paragraph" draw:z-index="26" draw:style-name="gr3" draw:text-style-name="P14" svg:width="0.2921in" svg:height="0.2921in" svg:x="2.6646in" svg:y="0.2173in"><text:p text:style-name="P14">+</text:p></draw:circle><draw:line text:anchor-type="paragraph" draw:z-index="28" draw:style-name="gr5" draw:text-style-name="P14" svg:x1="2.0283in" svg:y1="0.372in" svg:x2="2.5827in" svg:y2="0.3638in"><text:p text:style-name="P14">v</text:p><text:p text:style-name="P14"/><text:p text:style-name="P14"/></draw:line> <text:s text:c="4"/> <text:s text:c="3"/></text:p>
            <text:p text:style-name="P7"/>
            <text:p text:style-name="P7"><draw:circle text:anchor-type="paragraph" draw:z-index="23" draw:style-name="gr3" draw:text-style-name="P14" svg:width="0.2921in" svg:height="0.2921in" svg:x="0.3583in" svg:y="0.1209in"><text:p text:style-name="P14">+</text:p></draw:circle> <text:s text:c="4"/> <text:s text:c="3"/></text:p>
            <text:p text:style-name="P7"/>
            <text:p text:style-name="P7"> <text:s text:c="4"/> <text:s text:c="3"/></text:p>
          </table:table-cell>
          <table:table-cell table:style-name="Table1.A2" office:value-type="string">
            <text:p text:style-name="P8">● <text:s text:c="10"/>● <text:s text:c="10"/>●</text:p>
            <text:p text:style-name="P8"/>
            <text:p text:style-name="P8">● <text:s text:c="10"/>● <text:s text:c="10"/>●</text:p>
            <text:p text:style-name="P8"/>
            <text:p text:style-name="P8">● <text:s text:c="10"/>● <text:s text:c="10"/>●</text:p>
          </table:table-cell>
          <table:table-cell table:style-name="Table1.A2" office:value-type="string">
            <text:p text:style-name="P7"><draw:circle text:anchor-type="paragraph" draw:z-index="25" draw:style-name="gr3" draw:text-style-name="P14" svg:width="0.2921in" svg:height="0.2921in" svg:x="0.2752in" svg:y="0.0819in"><text:p text:style-name="P14">+</text:p></draw:circle> <text:s text:c="4"/> <text:s text:c="3"/></text:p>
            <text:p text:style-name="P7"><draw:line text:anchor-type="paragraph" draw:z-index="30" draw:style-name="gr4" draw:text-style-name="P14" svg:x1="0.3992in" svg:y1="0.1181in" svg:x2="0.3992in" svg:y2="0.6701in"><text:p text:style-name="P14">v</text:p><text:p text:style-name="P14"/><text:p text:style-name="P14"/></draw:line></text:p>
            <text:p text:style-name="P7"> <text:s text:c="4"/> <text:s text:c="3"/></text:p>
            <text:p text:style-name="P7"/>
            <text:p text:style-name="P7"> <text:s text:c="4"/> <text:s text:c="3"/></text:p>
          </table:table-cell>
          <table:table-cell table:style-name="Table1.D2" office:value-type="string">
            <text:p text:style-name="P8">● <text:s text:c="10"/>● <text:s text:c="10"/>●</text:p>
            <text:p text:style-name="P8"><draw:circle text:anchor-type="paragraph" draw:z-index="27" draw:style-name="gr3" draw:text-style-name="P14" svg:width="0.2921in" svg:height="0.2921in" svg:x="0.1252in" svg:y="0.0717in"><text:p text:style-name="P14">+</text:p></draw:circle><draw:line text:anchor-type="paragraph" draw:z-index="31" draw:style-name="gr6" draw:text-style-name="P14" svg:x1="0.5083in" svg:y1="0.2008in" svg:x2="1.0626in" svg:y2="0.2008in"><text:p text:style-name="P14">v</text:p><text:p text:style-name="P14"/><text:p text:style-name="P14"/></draw:line></text:p>
            <text:p text:style-name="P8">● <text:s text:c="10"/>● <text:s text:c="10"/>●</text:p>
            <text:p text:style-name="P8"/>
            <text:p text:style-name="P8">● <text:s text:c="10"/>● <text:s text:c="10"/>●</text:p>
          </table:table-cell>
        </table:table-row>
        <table:table-row table:style-name="Table1.1">
          <table:table-cell table:style-name="Table1.A2" office:value-type="string">
            <text:p text:style-name="P8"><draw:circle text:anchor-type="paragraph" draw:z-index="36" draw:style-name="gr3" draw:text-style-name="P14" svg:width="0.2921in" svg:height="0.2921in" svg:x="1.0563in" svg:y="0.2071in"><text:p text:style-name="P14">-</text:p></draw:circle>● <text:s text:c="10"/>● <text:s text:c="10"/>●</text:p>
            <text:p text:style-name="P8"><draw:line text:anchor-type="paragraph" draw:z-index="39" draw:style-name="gr5" draw:text-style-name="P14" svg:x1="0.372in" svg:y1="0.1327in" svg:x2="0.9264in" svg:y2="0.1244in"><text:p text:style-name="P14">v</text:p><text:p text:style-name="P14"/><text:p text:style-name="P14"/></draw:line></text:p>
            <text:p text:style-name="P8">● <text:s text:c="10"/>● <text:s text:c="10"/>●</text:p>
            <text:p text:style-name="P8"/>
            <text:p text:style-name="P8">● <text:s text:c="10"/>● <text:s text:c="10"/>●</text:p>
          </table:table-cell>
          <table:table-cell table:style-name="Table1.A2" office:value-type="string">
            <text:p text:style-name="P7"><draw:circle text:anchor-type="paragraph" draw:z-index="34" draw:style-name="gr3" draw:text-style-name="P14" svg:width="0.2921in" svg:height="0.2921in" svg:x="0.2752in" svg:y="0.0819in"><text:p text:style-name="P14">-</text:p></draw:circle> <text:s text:c="4"/> <text:s text:c="3"/></text:p>
            <text:p text:style-name="P7"><draw:line text:anchor-type="paragraph" draw:z-index="35" draw:style-name="gr4" draw:text-style-name="P14" svg:x1="0.3992in" svg:y1="0.1181in" svg:x2="0.3992in" svg:y2="0.6701in"><text:p text:style-name="P14">v</text:p><text:p text:style-name="P14"/><text:p text:style-name="P14"/></draw:line></text:p>
            <text:p text:style-name="P7"> <text:s text:c="4"/> <text:s text:c="3"/></text:p>
            <text:p text:style-name="P7"/>
            <text:p text:style-name="P7"> <text:s text:c="4"/> <text:s text:c="3"/></text:p>
          </table:table-cell>
          <table:table-cell table:style-name="Table1.A2" office:value-type="string">
            <text:p text:style-name="P8"><draw:circle text:anchor-type="paragraph" draw:z-index="32" draw:style-name="gr3" draw:text-style-name="P14" svg:width="0.2921in" svg:height="0.2921in" svg:x="0.3083in" svg:y="0.061in"><text:p text:style-name="P14">-</text:p></draw:circle>● <text:s text:c="10"/>● <text:s text:c="10"/>●</text:p>
            <text:p text:style-name="P8"><draw:line text:anchor-type="paragraph" draw:z-index="33" draw:style-name="gr4" draw:text-style-name="P14" svg:x1="0.4535in" svg:y1="0.1134in" svg:x2="0.4535in" svg:y2="0.6654in"><text:p text:style-name="P14">v</text:p><text:p text:style-name="P14"/><text:p text:style-name="P14"/></draw:line></text:p>
            <text:p text:style-name="P8">● <text:s text:c="10"/>● <text:s text:c="10"/>●</text:p>
            <text:p text:style-name="P8"/>
            <text:p text:style-name="P8">● <text:s text:c="10"/>● <text:s text:c="10"/>●</text:p>
          </table:table-cell>
          <table:table-cell table:style-name="Table1.D2" office:value-type="string">
            <text:p text:style-name="P7"> <text:s text:c="3"/> <text:s text:c="3"/></text:p>
            <text:p text:style-name="P7"><draw:line text:anchor-type="paragraph" draw:z-index="38" draw:style-name="gr4" draw:text-style-name="P14" svg:x1="1.0701in" svg:y1="0.4555in" svg:x2="1.0701in" svg:y2="0.0181in"><text:p text:style-name="P14">v</text:p><text:p text:style-name="P14"/><text:p text:style-name="P14"/></draw:line></text:p>
            <text:p text:style-name="P7"><draw:circle text:anchor-type="paragraph" draw:z-index="37" draw:style-name="gr3" draw:text-style-name="P14" svg:width="0.2921in" svg:height="0.2921in" svg:x="0.9102in" svg:y="0.2484in"><text:p text:style-name="P14">-</text:p></draw:circle> <text:s text:c="3"/> <text:s text:c="3"/></text:p>
            <text:p text:style-name="P7"/>
            <text:p text:style-name="P7"> <text:s text:c="3"/> <text:s text:c="3"/></text:p>
          </table:table-cell>
        </table:table-row>
      </table:table>
      <text:p text:style-name="P3"/>
      <text:list xml:id="list71652563353391" text:continue-numbering="true" text:style-name="L1">
        <text:list-item>
          <text:p text:style-name="P9">An electron is moving to the left at 3 m/s. <text:s/>It is in a 0.25 T magnetic field, directed out of the page. What is the force on the electron? <text:s/>(Magnitude and direction).</text:p>
        </text:list-item>
      </text:list>
      <text:p text:style-name="P3"/>
      <text:p text:style-name="P3"/>
      <text:p text:style-name="P3"/>
      <text:p text:style-name="P3"/>
      <text:p text:style-name="P3"/>
      <text:list xml:id="list71653023551038" text:continue-numbering="true" text:style-name="L1">
        <text:list-item>
          <text:p text:style-name="P9">A proton is traveling at 200 m/s to the right in a 1.2 T magnetic field directed into the page. <text:s/></text:p>
          <text:list>
            <text:list-item>
              <text:p text:style-name="P10">What is the force the proton experience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52411832733" text:continue-numbering="true" text:style-name="L1">
        <text:list-item>
          <text:list>
            <text:list-item>
              <text:p text:style-name="P9">What is the radius of the circle that the proton travels in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1652408715611" text:continue-numbering="true" text:style-name="L1">
        <text:list-item>
          <text:p text:style-name="P11"><text:soft-page-break/>A magnetic field is directed to the southeast, with a magnitude of 0.125 T. <text:s/>A particle travels to the north at 43000 m/s. <text:s/>What is the magnetic force (magnitude and direction) on the particle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71653696762624" text:continue-numbering="true" text:style-name="L1">
        <text:list-item>
          <text:p text:style-name="P9">Pikachu, on the left, wants to attack his opponent, Magne<text:span text:style-name="T2">t</text:span>mite, on the right. <text:s/>Pikachu has an electrical charge of 2.5 C. Magne<text:span text:style-name="T3">t</text:span>mite directs his magnetic field toward Pikachu. <text:s/></text:p>
          <text:list>
            <text:list-item>
              <text:p text:style-name="P9">What moves will be the best for Pikachu to do <text:span text:style-name="T4">to eliminate Magnetmite's attack</text:span>? <text:span text:style-name="T4">(check any that apply)</text:span></text:p>
            </text:list-item>
          </text:list>
        </text:list-item>
      </text:list>
      <text:p text:style-name="P3"><text:tab/><text:tab/>______ Circle around and charge-attack from the side.</text:p>
      <text:p text:style-name="P3"><text:tab/><text:tab/>______ Sidestep, then charge-attack.</text:p>
      <text:p text:style-name="P3"><text:tab/><text:tab/>______ Run directly toward Magne<text:span text:style-name="T4">t</text:span>mite, and use Volt-Tackle</text:p>
      <text:p text:style-name="P3"><text:tab/><text:tab/>______ Jump upward, then use Lightning-bolt.</text:p>
      <text:p text:style-name="P3"><text:tab/><text:tab/>______ <text:span text:style-name="T4">Stay still and wait for Magnetmite to turn off his magnetic field.</text:span></text:p>
      <text:p text:style-name="P3"><text:tab/><text:tab/></text:p>
      <text:list xml:id="list71653553281987" text:continue-numbering="true" text:style-name="L1">
        <text:list-item>
          <text:list>
            <text:list-item>
              <text:p text:style-name="P9">Exp<text:span text:style-name="T5">l</text:span>ain your answer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1654437315965" text:continue-numbering="true" text:style-name="L1">
        <text:list-item>
          <text:p text:style-name="P12">In an experiment, a proton passes through a 1.5 T magnetic field. <text:s/>The proton moves through the magnetic field in an unknown direction at a speed of 6 x 10<text:span text:style-name="T1">6</text:span> m/s. <text:s/></text:p>
          <text:list>
            <text:list-item>
              <text:p text:style-name="P12">Calculate the minimum possible force exerted on the proton.</text:p>
            </text:list-item>
          </text:list>
        </text:list-item>
      </text:list>
      <text:p text:style-name="P4"/>
      <text:p text:style-name="P4"/>
      <text:list xml:id="list71653880953857" text:continue-numbering="true" text:style-name="L1">
        <text:list-item>
          <text:list>
            <text:list-item>
              <text:p text:style-name="P12">Calculate the maximum possible force exerted on the proton.</text:p>
            </text:list-item>
          </text:list>
        </text:list-item>
      </text:list>
      <text:p text:style-name="P4"/>
      <text:p text:style-name="P4"/>
      <text:p text:style-name="P4"/>
      <text:list xml:id="list71653981116640" text:continue-numbering="true" text:style-name="L1">
        <text:list-item>
          <text:list>
            <text:list-item>
              <text:p text:style-name="P13">Calculate the maximum possible acceleration of the proton.</text:p>
            </text:list-item>
          </text:list>
        </text:list-item>
      </text:list>
      <text:p text:style-name="P1"/>
      <text:p text:style-name="P1"/>
      <text:p text:style-name="P1"/>
      <text:list xml:id="list71654082807160" text:continue-numbering="true" text:style-name="L1">
        <text:list-item>
          <text:list>
            <text:list-item>
              <text:p text:style-name="P13">Would an electron moving through the field experience the same maximum force?</text:p>
            </text:list-item>
          </text:list>
        </text:list-item>
      </text:list>
      <text:p text:style-name="P1"/>
      <text:p text:style-name="P1"/>
      <text:list xml:id="list71653791368678" text:continue-numbering="true" text:style-name="L1">
        <text:list-item>
          <text:list>
            <text:list-item>
              <text:p text:style-name="P13">Would an electron's maximum possible acceleration be the same as the proton's maximum possible acceleration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0BC1C74F8A03DADC.png" xlink:type="simple" xlink:show="embed" xlink:actuate="onLoad"/></draw:frame> <text:s text:c="20"/>Name:<text:tab/><text:tab/><text:date style:data-style-name="N37" text:date-value="2017-11-01T07:16:52.294493964" text:date-adjust="PT24H00M00S">11/02/17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0:15:31.795001271</meta:creation-date>
    <meta:editing-duration>PT3M21S</meta:editing-duration>
    <meta:editing-cycles>3</meta:editing-cycles>
    <meta:generator>LibreOffice/5.2.7.2$Linux_X86_64 LibreOffice_project/20$Build-2</meta:generator>
    <dc:date>2017-11-01T07:16:24.616584064</dc:date>
    <meta:document-statistic meta:table-count="1" meta:image-count="2" meta:object-count="0" meta:page-count="2" meta:paragraph-count="48" meta:word-count="394" meta:character-count="2338" meta:non-whitespace-character-count="1626"/>
  </office:meta>
</office:document-meta>
</file>